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number-columns-repeated="13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Prosecco Superiore Extra Dry Sui Nu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b5yfww5258431qjez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Dry</text:p>
          </table:table-cell>
          <table:table-cell office:value-type="string" calcext:value-type="string">
            <text:p>Sui Nui</text:p>
          </table:table-cell>
          <table:table-cell office:value-type="float" office:value="70.351265" calcext:value-type="float">
            <text:p>70.351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Südtiroler Sekt <text:s/>600 Blanc de Blances Kellerei Kurtats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16dwdnfp4bsvst8jgf7a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Riserva 600 Blanc de blancs Extra Brut</text:p>
          </table:table-cell>
          <table:table-cell office:value-type="string" calcext:value-type="string">
            <text:p>Cantina Kurtatsch</text:p>
          </table:table-cell>
          <table:table-cell office:value-type="float" office:value="37.51722" calcext:value-type="float">
            <text:p>37.51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Südtiroler Sekt <text:s/>Pinot Noir 2016 Pfitscher Mont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jmhtsypkanwq2nf9k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doise Pinot Noix</text:p>
          </table:table-cell>
          <table:table-cell office:value-type="string" calcext:value-type="string">
            <text:p>Pinot Noix</text:p>
          </table:table-cell>
          <table:table-cell office:value-type="float" office:value="37.343372" calcext:value-type="float">
            <text:p>37.343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Südtiroler Sekt Versé Rosé Pitzner Kardau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8w5zxd2n64ts8fte1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Versé Rosé Brut</text:p>
          </table:table-cell>
          <table:table-cell office:value-type="string" calcext:value-type="string">
            <text:p>Pitzner</text:p>
          </table:table-cell>
          <table:table-cell office:value-type="float" office:value="39.30452" calcext:value-type="float">
            <text:p>39.3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rentodoc Brut Nature Oper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hpg0vqy94atw20kx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Opera Roses</text:p>
          </table:table-cell>
          <table:table-cell office:value-type="float" office:value="32.223618" calcext:value-type="float">
            <text:p>32.223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13 Alte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11 Altemas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09 Altemas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rentodoc Riserva del Fondatore Extra Brut 2009 Giulio Ferrari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458076" calcext:value-type="float">
            <text:p>46.45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Schaumwein A Lorenzo Extra Brut Pinot Noir Luca Bellani Lombarde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cs1gjafc7g5eam89g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A Lorenzo 180 Mesi Extra Brut</text:p>
          </table:table-cell>
          <table:table-cell office:value-type="string" calcext:value-type="string">
            <text:p>Luca Bellani</text:p>
          </table:table-cell>
          <table:table-cell office:value-type="float" office:value="48.977226" calcext:value-type="float">
            <text:p>48.977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Pinot Noir Sekt Blanc de Noirs 2017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dcwznfp8c28jqwcp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</text:p>
          </table:table-cell>
          <table:table-cell office:value-type="string" calcext:value-type="string">
            <text:p>Heymann-Löwenstein</text:p>
          </table:table-cell>
          <table:table-cell office:value-type="float" office:value="45.571278" calcext:value-type="float">
            <text:p>45.571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omtes de Champagne Prestige Cuveé 2012 Brut Taitting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11rs6z6r4yhqx5x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Prestige Brut</text:p>
          </table:table-cell>
          <table:table-cell office:value-type="string" calcext:value-type="string">
            <text:p>Taittinger</text:p>
          </table:table-cell>
          <table:table-cell office:value-type="float" office:value="40.7342" calcext:value-type="float">
            <text:p>40.7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Initial Grand Cru Brut Jacques Seloss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djr7edgveykk4hs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Initial Brut</text:p>
          </table:table-cell>
          <table:table-cell office:value-type="string" calcext:value-type="string">
            <text:p>Jacques Selosse</text:p>
          </table:table-cell>
          <table:table-cell office:value-type="float" office:value="47.643627" calcext:value-type="float">
            <text:p>47.6436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Fleur de Craie Brut Nature Barrat-Mass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ws6pjhrgabvkk0hz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eur de Craie Extra Brut Champagne</text:p>
          </table:table-cell>
          <table:table-cell office:value-type="string" calcext:value-type="string">
            <text:p>Barrat-Masson</text:p>
          </table:table-cell>
          <table:table-cell office:value-type="float" office:value="48.692467" calcext:value-type="float">
            <text:p>48.692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atitude Extra Brut Larmandier-Bern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d01dh5ccgq479h0k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titude Extra Brut Bio</text:p>
          </table:table-cell>
          <table:table-cell office:value-type="string" calcext:value-type="string">
            <text:p>Larmandier-Bernier</text:p>
          </table:table-cell>
          <table:table-cell office:value-type="float" office:value="54.890717" calcext:value-type="float">
            <text:p>54.890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erre de Vetrus 2016 Brut Nature Larmandier-Berni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z1tbmd7vy0qtsys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Terre de Vertus Non Dosé</text:p>
          </table:table-cell>
          <table:table-cell office:value-type="string" calcext:value-type="string">
            <text:p>Larmandier-Bernier</text:p>
          </table:table-cell>
          <table:table-cell office:value-type="float" office:value="52.194427" calcext:value-type="float">
            <text:p>52.194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Terre de Vetrus 2015 Brut Nature Larmandier-Berni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z1tbmd7vy0qtsys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Terre de Vertus Non Dosé</text:p>
          </table:table-cell>
          <table:table-cell office:value-type="string" calcext:value-type="string">
            <text:p>Larmandier-Bernier</text:p>
          </table:table-cell>
          <table:table-cell office:value-type="float" office:value="52.194427" calcext:value-type="float">
            <text:p>52.194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Vieille Vigne du Levant 2013 Grand Cru Brut Nature Larmandier-Bern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547r5jgaazkcs17d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eille Vigne du Levant Champagne Grand Cru</text:p>
          </table:table-cell>
          <table:table-cell office:value-type="string" calcext:value-type="string">
            <text:p>Larmandier-Bernier</text:p>
          </table:table-cell>
          <table:table-cell office:value-type="float" office:value="62.072964" calcext:value-type="float">
            <text:p>62.072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Ozanne Grand Cru Brut Michel Fal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rtj5shpty7n8tmk0h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 Avize Ozanne Brut</text:p>
          </table:table-cell>
          <table:table-cell office:value-type="string" calcext:value-type="string">
            <text:p>Michel Fallon</text:p>
          </table:table-cell>
          <table:table-cell office:value-type="float" office:value="40.54819" calcext:value-type="float">
            <text:p>40.54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ramant Grand Cru 2018 Pertois-Mori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rpnq59rjgwthd2n7m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Pertois-Moriset</text:p>
          </table:table-cell>
          <table:table-cell office:value-type="float" office:value="47.603394" calcext:value-type="float">
            <text:p>47.603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es Quatre Terroirs Grand Cru Extra Brut Pertois Mori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6wyxf3xam9rd1yn4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Les Quatre Terroirs</text:p>
          </table:table-cell>
          <table:table-cell office:value-type="string" calcext:value-type="string">
            <text:p>Pertois-Moriset</text:p>
          </table:table-cell>
          <table:table-cell office:value-type="float" office:value="60.772175" calcext:value-type="float">
            <text:p>60.772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Substance Grand Cru Extra Brut Jacques Selos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rs2chf0z84bhxkd4m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 'Avize' Substance Brut</text:p>
          </table:table-cell>
          <table:table-cell office:value-type="string" calcext:value-type="string">
            <text:p>Jacques Selosse</text:p>
          </table:table-cell>
          <table:table-cell office:value-type="float" office:value="47.941017" calcext:value-type="float">
            <text:p>47.941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Mi-Pentes Premier Cru Extra Brut Lacourte-Godbill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xrap2tzpcm3qdzz4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-Pentes Champagne Premier Cru</text:p>
          </table:table-cell>
          <table:table-cell office:value-type="string" calcext:value-type="string">
            <text:p>Lacourte-Godbillon</text:p>
          </table:table-cell>
          <table:table-cell office:value-type="float" office:value="66.3059" calcext:value-type="float">
            <text:p>66.3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Eugene (M/PN) Extra Brut Moussé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gzmxbvmhr92fzy9dtvv3g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 Eugene Extra Brut</text:p>
          </table:table-cell>
          <table:table-cell office:value-type="string" calcext:value-type="string">
            <text:p>Moussé Fils</text:p>
          </table:table-cell>
          <table:table-cell office:value-type="float" office:value="41.207893" calcext:value-type="float">
            <text:p>41.207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a Vigne D'Or Blanc de Meuniers Brut Nature Tarl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70ef91agtrq69w0j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Vigne d'Or Blanc de Meuniers Oeuilly Champagne</text:p>
          </table:table-cell>
          <table:table-cell office:value-type="string" calcext:value-type="string">
            <text:p>Tarlant</text:p>
          </table:table-cell>
          <table:table-cell office:value-type="float" office:value="45.205162" calcext:value-type="float">
            <text:p>45.205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Montchenot 2019 Extra Brut Nicolas Mailla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xfd29jjq9gbe8y0hj34tv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ntchenot 1er cru</text:p>
          </table:table-cell>
          <table:table-cell office:value-type="string" calcext:value-type="string">
            <text:p>Nicolas Maillart</text:p>
          </table:table-cell>
          <table:table-cell office:value-type="float" office:value="45.067955" calcext:value-type="float">
            <text:p>45.067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Zero (PN/CH/M) Brut Nature Tarl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ecbq7whxpq5see5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 office:value-type="float" office:value="39.683006" calcext:value-type="float">
            <text:p>39.683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es Petites Vignes Grand Cru (PN) Brut non dosé Aurore Casano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rnafxekmyrxxdv35w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 Cru Blanc de Noirs Divine Extra Brut</text:p>
          </table:table-cell>
          <table:table-cell office:value-type="string" calcext:value-type="string">
            <text:p>Aurore Casanova</text:p>
          </table:table-cell>
          <table:table-cell office:value-type="float" office:value="40.961998" calcext:value-type="float">
            <text:p>40.961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Dans un Premier Temps (CH/ PN/M) Extra Brut Dhondt-Gre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trcd2z95arwybx7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ans un Premier Temps Extra Brut Champagne</text:p>
          </table:table-cell>
          <table:table-cell office:value-type="string" calcext:value-type="string">
            <text:p>Dhondt-Grellet</text:p>
          </table:table-cell>
          <table:table-cell office:value-type="float" office:value="67.4146" calcext:value-type="float">
            <text:p>67.4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Millesime 2013 (CH/PN/M) Brut Nature Philippe Gam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7kbbrc1f2pxggp8f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esime Brut Nature Champagne</text:p>
          </table:table-cell>
          <table:table-cell office:value-type="string" calcext:value-type="string">
            <text:p>Philippe Gamet</text:p>
          </table:table-cell>
          <table:table-cell office:value-type="float" office:value="46.687973" calcext:value-type="float">
            <text:p>46.687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Grand Réserve (CH/PN/M) Brut Go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75yr9fd6x5zw9k1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Réserve Brut</text:p>
          </table:table-cell>
          <table:table-cell office:value-type="string" calcext:value-type="string">
            <text:p>Gosset</text:p>
          </table:table-cell>
          <table:table-cell office:value-type="float" office:value="34.332584" calcext:value-type="float">
            <text:p>34.332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Sainte Anne (M/CH/PN) Brut Chartogne-Ta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p0fxt7kmnrzjx1cz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inte Anne Brut</text:p>
          </table:table-cell>
          <table:table-cell office:value-type="string" calcext:value-type="string">
            <text:p>Chartogne-Taillet</text:p>
          </table:table-cell>
          <table:table-cell office:value-type="float" office:value="59.515106" calcext:value-type="float">
            <text:p>59.515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Royal Réserve (PN/CH/M) Brut Philipponna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37.28451" calcext:value-type="float">
            <text:p>37.28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es Premices (CH/M/PN) Brut Egly-Ouri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a5f3f1hatfgn025x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Les Prémices Brut</text:p>
          </table:table-cell>
          <table:table-cell office:value-type="string" calcext:value-type="string">
            <text:p>Egly-Ouriet</text:p>
          </table:table-cell>
          <table:table-cell office:value-type="float" office:value="50.193184" calcext:value-type="float">
            <text:p>50.193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Grand Cru 2018 (PN/CH) Extra Brut Egly-Ouri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f782ryqv710jecfq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Egly-Ouriet</text:p>
          </table:table-cell>
          <table:table-cell office:value-type="float" office:value="54.232063" calcext:value-type="float">
            <text:p>54.232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Reliance (M/PN/CH) Brut Nature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t4pp0mw1pmr0w3vc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liance Brut Nature</text:p>
          </table:table-cell>
          <table:table-cell office:value-type="string" calcext:value-type="string">
            <text:p>Franck Pascal</text:p>
          </table:table-cell>
          <table:table-cell office:value-type="float" office:value="45.74057" calcext:value-type="float">
            <text:p>45.74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ibérance 2015 (M/PN/CH)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1wgvaagav68sqpd5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ibérance Brut Nature</text:p>
          </table:table-cell>
          <table:table-cell office:value-type="string" calcext:value-type="string">
            <text:p>Franck Pascal</text:p>
          </table:table-cell>
          <table:table-cell office:value-type="float" office:value="41.90911" calcext:value-type="float">
            <text:p>41.90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Pacifiance (M/PN/CH) Brut Nature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1pemxa551nafsmen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cifiance Brut Nature Champagne</text:p>
          </table:table-cell>
          <table:table-cell office:value-type="string" calcext:value-type="string">
            <text:p>Franck Pascal</text:p>
          </table:table-cell>
          <table:table-cell office:value-type="float" office:value="49.228626" calcext:value-type="float">
            <text:p>49.228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Quinte-Essence 2013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Quinte-Essence 2010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Quinte-Essence 2008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Quinte-Essence 2007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Les jeunes pousses (CH/PN/M) Brut Copin Caut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a06m4mdaebgbbn7f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up de Crayon Blanc de Noir Extra Brut</text:p>
          </table:table-cell>
          <table:table-cell office:value-type="string" calcext:value-type="string">
            <text:p>Copin-Cautel</text:p>
          </table:table-cell>
          <table:table-cell office:value-type="float" office:value="32.495335" calcext:value-type="float">
            <text:p>32.495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Influence (PN/M/CH) Brut Miniere F&amp;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822wqts1skw82ndr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fluence Cuvée Brut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46.808853" calcext:value-type="float">
            <text:p>46.808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hemin des Rois (PN/CH) Brut Nature Vincent Cuill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915ett7pn86ayzezm8fqs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hemin des Rois Brut Nature</text:p>
          </table:table-cell>
          <table:table-cell office:value-type="string" calcext:value-type="string">
            <text:p>Cuillier</text:p>
          </table:table-cell>
          <table:table-cell office:value-type="float" office:value="47.66789" calcext:value-type="float">
            <text:p>47.667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uvée Millésimé 2013 (CH/PN/PM) Brut Jean-Marie Masson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cec8s05bsyar462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Brut Champagne</text:p>
          </table:table-cell>
          <table:table-cell office:value-type="string" calcext:value-type="string">
            <text:p>Jean-Marie Massonnot</text:p>
          </table:table-cell>
          <table:table-cell office:value-type="float" office:value="46.4916" calcext:value-type="float">
            <text:p>46.4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Plantine (PN/CH/M) Extra Brut Nicolas Mailla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b8f5r768av9db9nw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atine Extra Brut Champagne Premier Cru</text:p>
          </table:table-cell>
          <table:table-cell office:value-type="string" calcext:value-type="string">
            <text:p>Nicolas Maillart</text:p>
          </table:table-cell>
          <table:table-cell office:value-type="float" office:value="45.567963" calcext:value-type="float">
            <text:p>45.567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Garennes (M/CH) Extra Brut Georges La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wef6qw66j2grr78s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arennes Extra Brut</text:p>
          </table:table-cell>
          <table:table-cell office:value-type="string" calcext:value-type="string">
            <text:p>Georges Laval</text:p>
          </table:table-cell>
          <table:table-cell office:value-type="float" office:value="49.114204" calcext:value-type="float">
            <text:p>49.114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uvée Louise 2004 (PN/CH) Brut Nature Tarla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e8ppqwee5bpaq7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Louis Brut Champagne</text:p>
          </table:table-cell>
          <table:table-cell office:value-type="string" calcext:value-type="string">
            <text:p>Tarlant</text:p>
          </table:table-cell>
          <table:table-cell office:value-type="float" office:value="38.36473" calcext:value-type="float">
            <text:p>38.36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Vignes de mon village (M) Brut Nature Famille Mous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psea2v6r2yt81cve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Vignes de Mon Village Blanc de Meuniers Champagne</text:p>
          </table:table-cell>
          <table:table-cell office:value-type="string" calcext:value-type="string">
            <text:p>Moussé Fils</text:p>
          </table:table-cell>
          <table:table-cell office:value-type="float" office:value="31.282486" calcext:value-type="float">
            <text:p>31.28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hassenay D'Arce 2012 (PB) Extra Brut Maison de Vigneron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gdbb63dvg99v8vsn9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Extra Brut Champagne</text:p>
          </table:table-cell>
          <table:table-cell office:value-type="string" calcext:value-type="string">
            <text:p>Chassenay d'Arce</text:p>
          </table:table-cell>
          <table:table-cell office:value-type="float" office:value="45.945198" calcext:value-type="float">
            <text:p>45.945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Cumiéres Premier Cru (M) Brut Nature Georges Lav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5x3xh4ee8x4m2w9k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umières Brut Nature</text:p>
          </table:table-cell>
          <table:table-cell office:value-type="string" calcext:value-type="string">
            <text:p>Georges Laval</text:p>
          </table:table-cell>
          <table:table-cell office:value-type="float" office:value="53.08149" calcext:value-type="float">
            <text:p>53.08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Rosé (CH/PN) Brut Chartogne Ta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w3vetrw33zsg7w10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Rosé Brut Champagne</text:p>
          </table:table-cell>
          <table:table-cell office:value-type="string" calcext:value-type="string">
            <text:p>Chartogne-Taillet</text:p>
          </table:table-cell>
          <table:table-cell office:value-type="float" office:value="48.93972" calcext:value-type="float">
            <text:p>48.93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Influence Rosé (PN/M/CH) Miniere F&amp;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bm8rff597est1x7m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fluence Cuvée Brut Rosé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45.27178" calcext:value-type="float">
            <text:p>45.27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Grand Rosé Brut Go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d5g0zb0ve5feecr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Grand Rosé Champagne</text:p>
          </table:table-cell>
          <table:table-cell office:value-type="string" calcext:value-type="string">
            <text:p>Gosset</text:p>
          </table:table-cell>
          <table:table-cell office:value-type="float" office:value="34.57111" calcext:value-type="float">
            <text:p>34.57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Prestige Rosé Brut Taitti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n4nh4nvffj7y524x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estige Rosé Brut Champagne</text:p>
          </table:table-cell>
          <table:table-cell office:value-type="string" calcext:value-type="string">
            <text:p>Taittinger</text:p>
          </table:table-cell>
          <table:table-cell office:value-type="float" office:value="36.731724" calcext:value-type="float">
            <text:p>36.731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Rosé Premier Cru Extra Brut Lacourte Godbil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f7cfve5hzsvft6key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 Champagne Premier Cru</text:p>
          </table:table-cell>
          <table:table-cell office:value-type="string" calcext:value-type="string">
            <text:p>Lacourte-Godbillon</text:p>
          </table:table-cell>
          <table:table-cell office:value-type="float" office:value="57.481434" calcext:value-type="float">
            <text:p>57.481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Rosé de Saignée (M) 2015 Brut Game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n6dqewz4hp9sxsd21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Saignée Champagne</text:p>
          </table:table-cell>
          <table:table-cell office:value-type="string" calcext:value-type="string">
            <text:p>Philippe Gamet</text:p>
          </table:table-cell>
          <table:table-cell office:value-type="float" office:value="32.22004" calcext:value-type="float">
            <text:p>32.22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RKLING_ROSE</text:p>
          </table:table-cell>
          <table:table-cell office:value-type="string" calcext:value-type="string">
            <text:p>Rosé de Saignée (M) Extra Brut Mathieu Gand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xrfwgd3fevqyv0vp8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Saignée Extra Brut Champagne</text:p>
          </table:table-cell>
          <table:table-cell office:value-type="string" calcext:value-type="string">
            <text:p>Mathieu Gandon</text:p>
          </table:table-cell>
          <table:table-cell office:value-type="float" office:value="52.85582" calcext:value-type="float">
            <text:p>52.85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Kerner 2023 Köfererhof Neustif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576218" calcext:value-type="float">
            <text:p>38.576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2020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9.913914" calcext:value-type="float">
            <text:p>39.9139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Matthias 2019 Pfitscher Mont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j7pwnwnxq0za0tx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 office:value-type="float" office:value="41.561676" calcext:value-type="float">
            <text:p>41.561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Voglar 2020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383965" calcext:value-type="float">
            <text:p>38.383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Rennaissance Riserva 2019 Gump Hof Völs am Schl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fmb4whagk0xe0my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naissance Sauvignon Blanc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6.415596" calcext:value-type="float">
            <text:p>36.415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Praesulis 2021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fwsz1dyw69jnqvdc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aesulis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1.319443" calcext:value-type="float">
            <text:p>41.319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Quarz 2021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061035" calcext:value-type="float">
            <text:p>51.061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Quarz 2021 Kellerei Terl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061035" calcext:value-type="float">
            <text:p>51.061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Marzan 2022 Schloss Plars Al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eadzzykg3h7cpgv6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zan</text:p>
          </table:table-cell>
          <table:table-cell office:value-type="string" calcext:value-type="string">
            <text:p>Schloss Plars</text:p>
          </table:table-cell>
          <table:table-cell office:value-type="float" office:value="50.023727" calcext:value-type="float">
            <text:p>50.023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ginon Blanc Oberberg 2020 Kornell Sieben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7dashcv82bnem6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Oberberg</text:p>
          </table:table-cell>
          <table:table-cell office:value-type="string" calcext:value-type="string">
            <text:p>Kornell</text:p>
          </table:table-cell>
          <table:table-cell office:value-type="float" office:value="38.420174" calcext:value-type="float">
            <text:p>38.420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Riserva 2020 Prackfol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bywfrz460achaq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</text:p>
          </table:table-cell>
          <table:table-cell office:value-type="string" calcext:value-type="string">
            <text:p>Prackfol</text:p>
          </table:table-cell>
          <table:table-cell office:value-type="float" office:value="35.33046" calcext:value-type="float">
            <text:p>35.33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auburgunder Amphore Maximus 2021 Pitzner Kardau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3w1t5qn3cgew12xsvc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Pitzner</text:p>
          </table:table-cell>
          <table:table-cell office:value-type="float" office:value="41.719437" calcext:value-type="float">
            <text:p>41.719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auburgunder Amphore Fluch &amp; Segen 2022 Martin Schgraffer Salu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59.07099" calcext:value-type="float">
            <text:p>59.07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ylvaner Gols 2021 Griesser Hof Eisackt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k0n35pc8c115psf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s Eisacktal Sylvaner</text:p>
          </table:table-cell>
          <table:table-cell office:value-type="string" calcext:value-type="string">
            <text:p>Griesser</text:p>
          </table:table-cell>
          <table:table-cell office:value-type="float" office:value="51.42282" calcext:value-type="float">
            <text:p>51.42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ylvaner 2021 Daniel Sigmund Brix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p5y1q5b89ar1r75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 office:value-type="float" office:value="45.04791" calcext:value-type="float">
            <text:p>45.04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In der Lämm 2021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v10en1f09qnkk0h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in der Låmm</text:p>
          </table:table-cell>
          <table:table-cell office:value-type="string" calcext:value-type="string">
            <text:p>Weingut Abraham</text:p>
          </table:table-cell>
          <table:table-cell office:value-type="float" office:value="45.213814" calcext:value-type="float">
            <text:p>45.213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Sirmian 2021 Nals-Ma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60jh14e183e3qv8jtrwb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ls magreid Cuvée</text:p>
          </table:table-cell>
          <table:table-cell office:value-type="string" calcext:value-type="string">
            <text:p>Nals Margreid</text:p>
          </table:table-cell>
          <table:table-cell office:value-type="float" office:value="55.783493" calcext:value-type="float">
            <text:p>55.783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Lapis 2018 Oberstein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pis</text:p>
          </table:table-cell>
          <table:table-cell office:value-type="string" calcext:value-type="string">
            <text:p>Weingut Oberstein</text:p>
          </table:table-cell>
          <table:table-cell office:value-type="float" office:value="37.284954" calcext:value-type="float">
            <text:p>37.284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Berg 2022 Niedrist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brtfmc7f9fe7zq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Ignaz Niedrist</text:p>
          </table:table-cell>
          <table:table-cell office:value-type="float" office:value="37.797287" calcext:value-type="float">
            <text:p>37.7972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Sandl 2020 Prackfol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fnpz9frzdzqysy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Weissburgunder</text:p>
          </table:table-cell>
          <table:table-cell office:value-type="string" calcext:value-type="string">
            <text:p>Prackfol</text:p>
          </table:table-cell>
          <table:table-cell office:value-type="float" office:value="38.4778" calcext:value-type="float">
            <text:p>38.4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2020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545128" calcext:value-type="float">
            <text:p>46.545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2019 Martin Abraham Eppan MAGNUM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545128" calcext:value-type="float">
            <text:p>46.545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St. Valentin 2021 St. Michael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6.404316" calcext:value-type="float">
            <text:p>56.404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Amphora 2014-2016 Ansitz Dolomythos Ritt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46sgx5k8bxynn2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Amphora Bianco</text:p>
          </table:table-cell>
          <table:table-cell office:value-type="string" calcext:value-type="string">
            <text:p>Ansitz Dolomytos Sacker</text:p>
          </table:table-cell>
          <table:table-cell office:value-type="float" office:value="56.88044" calcext:value-type="float">
            <text:p>56.88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20 Nals-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6.081768" calcext:value-type="float">
            <text:p>56.081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17 Nals-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6.081768" calcext:value-type="float">
            <text:p>56.081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Riserva 2020 Schloss Englar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lasy Chardonnay Riserva</text:p>
          </table:table-cell>
          <table:table-cell office:value-type="string" calcext:value-type="string">
            <text:p>Schloss Englar</text:p>
          </table:table-cell>
          <table:table-cell office:value-type="float" office:value="41.70333" calcext:value-type="float">
            <text:p>41.7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20 St. Michael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19 St. Michael Eppan <text:s/>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20 St. Michael Eppan <text:s/>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Gaun 2021 Alois Lageder 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9rrcca981vfgqs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 Bio</text:p>
          </table:table-cell>
          <table:table-cell office:value-type="string" calcext:value-type="string">
            <text:p>Alois Lageder</text:p>
          </table:table-cell>
          <table:table-cell office:value-type="float" office:value="47.991375" calcext:value-type="float">
            <text:p>47.991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8tsrxc1kmf4qejv0b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Pitzner</text:p>
          </table:table-cell>
          <table:table-cell office:value-type="float" office:value="32.885437" calcext:value-type="float">
            <text:p>32.885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2020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8tsrxc1kmf4qejv0b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Pitzner</text:p>
          </table:table-cell>
          <table:table-cell office:value-type="float" office:value="32.885437" calcext:value-type="float">
            <text:p>32.885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First Lady 2020 Papstlhof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4bvfa5bwr35erw58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rst Selection Chardonnay</text:p>
          </table:table-cell>
          <table:table-cell office:value-type="string" calcext:value-type="string">
            <text:p>First Cape</text:p>
          </table:table-cell>
          <table:table-cell office:value-type="float" office:value="28.321697" calcext:value-type="float">
            <text:p>28.3216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Fluch &amp; Segen 2022 Martin Schgraffer Salu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1.89382" calcext:value-type="float">
            <text:p>61.89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Reserve della Contessa 2022 (WB/CH/SV)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6.41313" calcext:value-type="float">
            <text:p>46.41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Aichberg 2018 (WB/CH/SV)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 office:value-type="float" office:value="34.837906" calcext:value-type="float">
            <text:p>34.83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Aichberg 2021 (WB/CH/SV)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 office:value-type="float" office:value="34.837906" calcext:value-type="float">
            <text:p>34.83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Giovo 2019 (CH/Solaris)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3776" calcext:value-type="float">
            <text:p>63.3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Weisswein 2016 (WB/GB/SV/R) Ansitz Dolomythos Ritt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7.392715" calcext:value-type="float">
            <text:p>57.392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Die Perle 2005 Ansitz Dolomythos Ritt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17918" calcext:value-type="float">
            <text:p>50.017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Aios 2000 Fass 04 Ansitz Dolomytho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17918" calcext:value-type="float">
            <text:p>50.017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Aios 2000 Fass 57 Ansitz Dolomytho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17918" calcext:value-type="float">
            <text:p>50.017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Nova Domus 2019 (WB/CH/SV)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4176" calcext:value-type="float">
            <text:p>55.944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Nova Domus 2018 (WB/CH/SV)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4176" calcext:value-type="float">
            <text:p>55.944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Nova Domus 2020 (WB/CH/SV) Kellerei Terl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4176" calcext:value-type="float">
            <text:p>55.944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osé La Rosé 2020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6.57247" calcext:value-type="float">
            <text:p>46.57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osé Mitterberg 2020 Luis Au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v1qwtm332ps78jh89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auer &amp; Geisel Rosé</text:p>
          </table:table-cell>
          <table:table-cell office:value-type="string" calcext:value-type="string">
            <text:p>Horst Sauer</text:p>
          </table:table-cell>
          <table:table-cell office:value-type="float" office:value="22.457785" calcext:value-type="float">
            <text:p>22.4577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Blanc Zieregg 2018 Tement Südsteiermark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8tbsm96txsztqjmg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Zieregg Sauvignon Blanc Beerenauslese</text:p>
          </table:table-cell>
          <table:table-cell office:value-type="string" calcext:value-type="string">
            <text:p>Tement</text:p>
          </table:table-cell>
          <table:table-cell office:value-type="float" office:value="37.666107" calcext:value-type="float">
            <text:p>37.666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üner Veltliner Ried Berg Vogelsang 2019 Bründelmayer Kamptal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psw58e8850kv8mj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Berg Vogelsang Bio</text:p>
          </table:table-cell>
          <table:table-cell office:value-type="string" calcext:value-type="string">
            <text:p>Weingut Bründlmayer</text:p>
          </table:table-cell>
          <table:table-cell office:value-type="float" office:value="39.860123" calcext:value-type="float">
            <text:p>39.86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Reserve Santa Cruz Mountains 2016 Mount Eden, Kalifor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d88mhzr70pc6bd7v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maine Eden Chardonnay</text:p>
          </table:table-cell>
          <table:table-cell office:value-type="string" calcext:value-type="string">
            <text:p>Mount Eden Vineyards</text:p>
          </table:table-cell>
          <table:table-cell office:value-type="float" office:value="37.565773" calcext:value-type="float">
            <text:p>37.565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Galilee 2021 Yarden Golan Heights Winery, Isra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b9qbmmfjf1paste2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Yarden Heights Gewürztraminer</text:p>
          </table:table-cell>
          <table:table-cell office:value-type="string" calcext:value-type="string">
            <text:p>Golan Heights Winery</text:p>
          </table:table-cell>
          <table:table-cell office:value-type="float" office:value="61.092133" calcext:value-type="float">
            <text:p>61.092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Assyrtiko Ftelos 2017 Artemis Karamolegos Santorini, Griechenlan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8qm2egt29yc8609n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torini</text:p>
          </table:table-cell>
          <table:table-cell office:value-type="string" calcext:value-type="string">
            <text:p>Artemis Karamolegos</text:p>
          </table:table-cell>
          <table:table-cell office:value-type="float" office:value="57.385544" calcext:value-type="float">
            <text:p>57.385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Viura 2014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z0c22j5mm8hgfq29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ura</text:p>
          </table:table-cell>
          <table:table-cell office:value-type="string" calcext:value-type="string">
            <text:p>Rioja Vega</text:p>
          </table:table-cell>
          <table:table-cell office:value-type="float" office:value="29.444883" calcext:value-type="float">
            <text:p>29.444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Viura 2013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z0c22j5mm8hgfq29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ura</text:p>
          </table:table-cell>
          <table:table-cell office:value-type="string" calcext:value-type="string">
            <text:p>Rioja Vega</text:p>
          </table:table-cell>
          <table:table-cell office:value-type="float" office:value="29.444883" calcext:value-type="float">
            <text:p>29.444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Viura 2012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z0c22j5mm8hgfq29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ura</text:p>
          </table:table-cell>
          <table:table-cell office:value-type="string" calcext:value-type="string">
            <text:p>Rioja Vega</text:p>
          </table:table-cell>
          <table:table-cell office:value-type="float" office:value="29.444883" calcext:value-type="float">
            <text:p>29.444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Pittermännchen GG 2017 Diel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kdwyj15mdxw8d4dp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ttermännchen Riesling GG</text:p>
          </table:table-cell>
          <table:table-cell office:value-type="string" calcext:value-type="string">
            <text:p>Diel</text:p>
          </table:table-cell>
          <table:table-cell office:value-type="float" office:value="33.284065" calcext:value-type="float">
            <text:p>33.284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Frühlingsplätzchen GG 2018 Schäfer-Fröhlich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m4xqw5xt4vjbtbvw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ühlingsplätzchen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5.886177" calcext:value-type="float">
            <text:p>55.886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Stromberg GG 2021 Schäfer-Fröhlich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rom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5.7941" calcext:value-type="float">
            <text:p>55.7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Kreuznacher Kahlenberg 2022 Dönnhoff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m1e1bmx97w9507y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euznacher Kahlenberg Riesling Trocken</text:p>
          </table:table-cell>
          <table:table-cell office:value-type="string" calcext:value-type="string">
            <text:p>Dönnhoff</text:p>
          </table:table-cell>
          <table:table-cell office:value-type="float" office:value="44.32076" calcext:value-type="float">
            <text:p>44.32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Kalkofen GG 2021 Von Winning Pfal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bxwcmnwc6hk69k8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idesheimer Kalkofen GG</text:p>
          </table:table-cell>
          <table:table-cell office:value-type="string" calcext:value-type="string">
            <text:p>Von Winning</text:p>
          </table:table-cell>
          <table:table-cell office:value-type="float" office:value="49.552124" calcext:value-type="float">
            <text:p>49.552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Kiedrich Turmberg GG 2021 Robert Weil Rheing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sr9qetn4v1980fn77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iedrich Turmberg Riesling Spätlese</text:p>
          </table:table-cell>
          <table:table-cell office:value-type="string" calcext:value-type="string">
            <text:p>Robert Weil</text:p>
          </table:table-cell>
          <table:table-cell office:value-type="float" office:value="47.088203" calcext:value-type="float">
            <text:p>47.088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Sankt Nikolaus GG 2021 P.J. Kühn Rheingau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kcndfv5ygatw2kc8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ühn's Riesling Feinherb</text:p>
          </table:table-cell>
          <table:table-cell office:value-type="string" calcext:value-type="string">
            <text:p>Ralf Kühn</text:p>
          </table:table-cell>
          <table:table-cell office:value-type="float" office:value="31.377201" calcext:value-type="float">
            <text:p>31.377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Scharzofberger GG 2021 Van Volxem Sa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c708qz82zjjezdf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zhofberger Riesling GG</text:p>
          </table:table-cell>
          <table:table-cell office:value-type="string" calcext:value-type="string">
            <text:p>Van Volxem</text:p>
          </table:table-cell>
          <table:table-cell office:value-type="float" office:value="50.385727" calcext:value-type="float">
            <text:p>50.385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Rausch GG 2021 Zillike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fjsvmp834pkpdcrk5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n Kleiner Rausch</text:p>
          </table:table-cell>
          <table:table-cell office:value-type="string" calcext:value-type="string">
            <text:p>Rausch</text:p>
          </table:table-cell>
          <table:table-cell office:value-type="float" office:value="33.870995" calcext:value-type="float">
            <text:p>33.8709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Trocken 2018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d77qyfex73zxadr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Heymann-Löwenstein</text:p>
          </table:table-cell>
          <table:table-cell office:value-type="float" office:value="38.343998" calcext:value-type="float">
            <text:p>38.343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Röttgen GG 2020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d4sy7a8f62emk9n5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öttgen</text:p>
          </table:table-cell>
          <table:table-cell office:value-type="string" calcext:value-type="string">
            <text:p>Heymann-Löwenstein</text:p>
          </table:table-cell>
          <table:table-cell office:value-type="float" office:value="49.39772" calcext:value-type="float">
            <text:p>49.39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Erdener Treppchen Spätlese 2020 Markus Molitor Mos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7dxz975aq9qr2t99k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rdener Treppchen Riesling Spätlese Trocken</text:p>
          </table:table-cell>
          <table:table-cell office:value-type="string" calcext:value-type="string">
            <text:p>Markus Molitor</text:p>
          </table:table-cell>
          <table:table-cell office:value-type="float" office:value="51.49337" calcext:value-type="float">
            <text:p>51.49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Zeltinger Himmelreich Kabinett 2020 Molitor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pd4bz4d5hp8bd82mn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Beerenausles</text:p>
          </table:table-cell>
          <table:table-cell office:value-type="string" calcext:value-type="string">
            <text:p>Zeltinger Himmelreich</text:p>
          </table:table-cell>
          <table:table-cell office:value-type="float" office:value="55.014004" calcext:value-type="float">
            <text:p>55.014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"R" 2021 Rudolf Fürst Fran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z6dxkk076pjzpf4qx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 R</text:p>
          </table:table-cell>
          <table:table-cell office:value-type="string" calcext:value-type="string">
            <text:p>Rudolf Fürst</text:p>
          </table:table-cell>
          <table:table-cell office:value-type="float" office:value="45.157917" calcext:value-type="float">
            <text:p>45.157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Oberbergen Bassgeige 2020 Franz Kell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ajkdfd7hj9mp19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rbergener Bassgeige Chardonnay</text:p>
          </table:table-cell>
          <table:table-cell office:value-type="string" calcext:value-type="string">
            <text:p>Franz Keller</text:p>
          </table:table-cell>
          <table:table-cell office:value-type="float" office:value="51.745674" calcext:value-type="float">
            <text:p>51.745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Malterdinger Alte Reben 2021 Bernhard Huber Bad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mr6nnm23q8bjzsq0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terdinger Alte Reben Chardonnay</text:p>
          </table:table-cell>
          <table:table-cell office:value-type="string" calcext:value-type="string">
            <text:p>Bernhard Huber</text:p>
          </table:table-cell>
          <table:table-cell office:value-type="float" office:value="50.47976" calcext:value-type="float">
            <text:p>50.4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Oberbergen Bassgeige 2020 Franz Keller Bad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d54tp7hrv8r4jqc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rbergener Bassgeige Weissburgunder</text:p>
          </table:table-cell>
          <table:table-cell office:value-type="string" calcext:value-type="string">
            <text:p>Franz Keller</text:p>
          </table:table-cell>
          <table:table-cell office:value-type="float" office:value="54.053112" calcext:value-type="float">
            <text:p>54.053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Friulano 2020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51q6eybgjgyh2mx8h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Vignai da Duline</text:p>
          </table:table-cell>
          <table:table-cell office:value-type="float" office:value="32.198166" calcext:value-type="float">
            <text:p>32.198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inot Grigio Ronco Pitotti 2022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78e92d6y5srn9zmyd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nco Pitotti Chardonnay</text:p>
          </table:table-cell>
          <table:table-cell office:value-type="string" calcext:value-type="string">
            <text:p>Vignai da Duline</text:p>
          </table:table-cell>
          <table:table-cell office:value-type="float" office:value="42.312218" calcext:value-type="float">
            <text:p>42.312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Ronco Pitotti 2021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78e92d6y5srn9zmyd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nco Pitotti Chardonnay</text:p>
          </table:table-cell>
          <table:table-cell office:value-type="string" calcext:value-type="string">
            <text:p>Vignai da Duline</text:p>
          </table:table-cell>
          <table:table-cell office:value-type="float" office:value="45.51324" calcext:value-type="float">
            <text:p>45.51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Friulano Collio 2020 Schiopetto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44.104904" calcext:value-type="float">
            <text:p>44.104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Friulano San Zuan 2021 Ronco del Gnemiz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60.063663" calcext:value-type="float">
            <text:p>60.063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Ronco Basso 2021 Ronco del Gnemiz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nnjmb1axqmemska9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 office:value-type="float" office:value="81.164" calcext:value-type="float">
            <text:p>81.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oave Classico 2016 Monte Fiorentine Ca'Rugat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m43pvvbtf77vp9gr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Monte Fiorentine</text:p>
          </table:table-cell>
          <table:table-cell office:value-type="string" calcext:value-type="string">
            <text:p>Ca' Rugate</text:p>
          </table:table-cell>
          <table:table-cell office:value-type="float" office:value="58.0764" calcext:value-type="float">
            <text:p>58.0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bolla Gialla 2021 Jermann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s5sr7cs7vsezg5da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Consorzio Ribolla Gialla Dell'Alto Livenza</text:p>
          </table:table-cell>
          <table:table-cell office:value-type="float" office:value="43.40997" calcext:value-type="float">
            <text:p>43.409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bolla Gialla 2012 Josko Gravner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4316" calcext:value-type="float">
            <text:p>44.064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Custoza 2020 Albino Piona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kx3vmy4mdndzqf1d8j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erde Piona</text:p>
          </table:table-cell>
          <table:table-cell office:value-type="string" calcext:value-type="string">
            <text:p>Albino Piona</text:p>
          </table:table-cell>
          <table:table-cell office:value-type="float" office:value="50.413563" calcext:value-type="float">
            <text:p>50.413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L'Estro (V/M/SB) 2013 Casa Caterina, Lombarde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hx03kze8jmzfa85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'Estro</text:p>
          </table:table-cell>
          <table:table-cell office:value-type="string" calcext:value-type="string">
            <text:p>Casa Caterina</text:p>
          </table:table-cell>
          <table:table-cell office:value-type="float" office:value="48.298935" calcext:value-type="float">
            <text:p>48.298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Verdicchio Classico 2020 Il Coroncino, Mar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e3awe4av0jb86bje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Il Coroncino</text:p>
          </table:table-cell>
          <table:table-cell office:value-type="string" calcext:value-type="string">
            <text:p>Coroncino</text:p>
          </table:table-cell>
          <table:table-cell office:value-type="float" office:value="54.21582" calcext:value-type="float">
            <text:p>54.21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Verdicchio Classico Balluccio 2020 Tenuta dell'Ugolino, Mar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2930ahemfnxm19b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del Balluccio Verdicchio dei Castelli di Jesi Classico Superiore</text:p>
          </table:table-cell>
          <table:table-cell office:value-type="string" calcext:value-type="string">
            <text:p>Tenuta dell'Ugolino</text:p>
          </table:table-cell>
          <table:table-cell office:value-type="float" office:value="49.61523" calcext:value-type="float">
            <text:p>49.61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ecorino Onirecep 2020 Pantaleone, Abruz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0gzna690nth6r2et5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nirocep</text:p>
          </table:table-cell>
          <table:table-cell office:value-type="string" calcext:value-type="string">
            <text:p>Pantaleone</text:p>
          </table:table-cell>
          <table:table-cell office:value-type="float" office:value="45.37252" calcext:value-type="float">
            <text:p>45.37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Trebbiano d'Abruzzo 2021 Emidio Pepe, Abruz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9.518776" calcext:value-type="float">
            <text:p>49.518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Trebbiano d'Abruzzo 2020 Valentini, Abruz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sd5vhc4rpyxxyv84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Cà d'Abruzzo</text:p>
          </table:table-cell>
          <table:table-cell office:value-type="float" office:value="42.636353" calcext:value-type="float">
            <text:p>42.636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Vermentino Bio 2021 Olianas, Sardinien <text:s/>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wzzxca0ypf8ankw0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Olianas</text:p>
          </table:table-cell>
          <table:table-cell office:value-type="float" office:value="38.473587" calcext:value-type="float">
            <text:p>38.473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arricante Contrada Volpare 2020 Mauger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jwp15tgsc7c0gnvm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ntrada Volpare Rosato</text:p>
          </table:table-cell>
          <table:table-cell office:value-type="string" calcext:value-type="string">
            <text:p>Maugeri</text:p>
          </table:table-cell>
          <table:table-cell office:value-type="float" office:value="46.75604" calcext:value-type="float">
            <text:p>46.75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arricante Teatro Cajjo 2021 Centopassi, Sizil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3ypvvspcfwdjd1wn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atro Cajjo Carricante</text:p>
          </table:table-cell>
          <table:table-cell office:value-type="string" calcext:value-type="string">
            <text:p>Centopassi</text:p>
          </table:table-cell>
          <table:table-cell office:value-type="float" office:value="61.10114" calcext:value-type="float">
            <text:p>61.1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arricante Il Bianco 2022 Buscem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gkd363dz8wazzs9t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 office:value-type="float" office:value="28.065544" calcext:value-type="float">
            <text:p>28.065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arricante Il Bianco 2023 Buscem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gkd363dz8wazzs9t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 office:value-type="float" office:value="28.065544" calcext:value-type="float">
            <text:p>28.065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echetto 2021 Di Filippo,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7pte0ytxhzq41cz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chetto Umbria</text:p>
          </table:table-cell>
          <table:table-cell office:value-type="string" calcext:value-type="string">
            <text:p>Di Filippo</text:p>
          </table:table-cell>
          <table:table-cell office:value-type="float" office:value="40.18464" calcext:value-type="float">
            <text:p>40.18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Etna Bianco 2021 Terra Costantino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nj1jbjt0jaj8qtvjh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Aetna Etna Bianco</text:p>
          </table:table-cell>
          <table:table-cell office:value-type="string" calcext:value-type="string">
            <text:p>Terra Costantino</text:p>
          </table:table-cell>
          <table:table-cell office:value-type="float" office:value="49.262234" calcext:value-type="float">
            <text:p>49.2622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Pfersingberg Grand Cru 2015 Domaine Schöpfer Elsas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nfj9mpfvd4fks16p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sace Grand Cru ''''Pfersigberg''''</text:p>
          </table:table-cell>
          <table:table-cell office:value-type="string" calcext:value-type="string">
            <text:p>Domaine Schoepfer</text:p>
          </table:table-cell>
          <table:table-cell office:value-type="float" office:value="38.759995" calcext:value-type="float">
            <text:p>38.7599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ncerre Chéne Marchand 2020 Dominique Ro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dcyk8k6m8w6eaktc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êne Marchand Sancerre Blanc</text:p>
          </table:table-cell>
          <table:table-cell office:value-type="string" calcext:value-type="string">
            <text:p>Dominique Roger</text:p>
          </table:table-cell>
          <table:table-cell office:value-type="float" office:value="50.782333" calcext:value-type="float">
            <text:p>50.782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Melon de Bourgogne Clisson 2014 Bruno Cormera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syxxce45yggmhjca0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isson</text:p>
          </table:table-cell>
          <table:table-cell office:value-type="string" calcext:value-type="string">
            <text:p>Bruno Cormerais</text:p>
          </table:table-cell>
          <table:table-cell office:value-type="float" office:value="48.77217" calcext:value-type="float">
            <text:p>48.77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Meursault Les Narvaux 2020 Les Parcellaires de Saul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ddg1q9893s2d08ce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Les Narvaux'</text:p>
          </table:table-cell>
          <table:table-cell office:value-type="string" calcext:value-type="string">
            <text:p>Les Parcellaires de Saulx</text:p>
          </table:table-cell>
          <table:table-cell office:value-type="float" office:value="65.218254" calcext:value-type="float">
            <text:p>65.218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Meursault 2021 Antoine Jobar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63tftd2n32pad3hd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Francois et Antoine Jobard</text:p>
          </table:table-cell>
          <table:table-cell office:value-type="float" office:value="33.078606" calcext:value-type="float">
            <text:p>33.078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Bio Quintaine 2019 Guillemot Michel Bur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p956pm7gvpz0fmnhh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aine Mâcon-Villages</text:p>
          </table:table-cell>
          <table:table-cell office:value-type="string" calcext:value-type="string">
            <text:p>Guillemot-Michel</text:p>
          </table:table-cell>
          <table:table-cell office:value-type="float" office:value="45.30423" calcext:value-type="float">
            <text:p>45.30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ourgogne Blanc 2020 Philippe Bouzereau Bur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c2rzxdm9gwh9sj5d2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Charles Bouzereau Bourgogne Chardonnay</text:p>
          </table:table-cell>
          <table:table-cell office:value-type="string" calcext:value-type="string">
            <text:p>Philippe Bouzereau - Chateau de Citeaux</text:p>
          </table:table-cell>
          <table:table-cell office:value-type="float" office:value="33.77413" calcext:value-type="float">
            <text:p>33.77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ourgogne Blanc 2021 Michel Bouzereau Burgun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1epxrnb63ph5x2xq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</text:p>
          </table:table-cell>
          <table:table-cell office:value-type="string" calcext:value-type="string">
            <text:p>Michel Bouzereau</text:p>
          </table:table-cell>
          <table:table-cell office:value-type="float" office:value="36.07624" calcext:value-type="float">
            <text:p>36.0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ourgogne Hautes-Cótes de Beaune 2022 Emmanuel Roug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yf60x0vgc6r6976h3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Hautes-Côtes de Beaune Blanc</text:p>
          </table:table-cell>
          <table:table-cell office:value-type="string" calcext:value-type="string">
            <text:p>Emmanuel Rouget</text:p>
          </table:table-cell>
          <table:table-cell office:value-type="float" office:value="51.65652" calcext:value-type="float">
            <text:p>51.6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ssagne Montrachet 2020 Philippe Coli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aje9fb6nhpeheerf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Jardins Chassagne-Montrachet</text:p>
          </table:table-cell>
          <table:table-cell office:value-type="string" calcext:value-type="string">
            <text:p>Château de Chassagne-Montrachet</text:p>
          </table:table-cell>
          <table:table-cell office:value-type="float" office:value="39.296814" calcext:value-type="float">
            <text:p>39.296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uligny Montrachet Les Demoiselles 2020 Philippe Coli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ya6jeh47bdb4wvxv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'Les Demoiselles'</text:p>
          </table:table-cell>
          <table:table-cell office:value-type="string" calcext:value-type="string">
            <text:p>Philippe Colin</text:p>
          </table:table-cell>
          <table:table-cell office:value-type="float" office:value="46.228886" calcext:value-type="float">
            <text:p>46.228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uligny Montrachet 2021 Bachelet-Monno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cqxmz0pdk4q2xhszz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Bachelet-Monnot</text:p>
          </table:table-cell>
          <table:table-cell office:value-type="float" office:value="51.730118" calcext:value-type="float">
            <text:p>51.73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1er Cru 2022 Vaillons Serv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6zm0vvk87zepnhe4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Marcel Servin</text:p>
          </table:table-cell>
          <table:table-cell office:value-type="float" office:value="41.32935" calcext:value-type="float">
            <text:p>41.32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2022 More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sbcxn618v720nva2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Moreau-Naudet</text:p>
          </table:table-cell>
          <table:table-cell office:value-type="float" office:value="22.651056" calcext:value-type="float">
            <text:p>22.651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Vaillon 1er Cru 2022 Moreau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68zgj9zgeqrr1vb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Pascal Moreau</text:p>
          </table:table-cell>
          <table:table-cell office:value-type="float" office:value="33.90074" calcext:value-type="float">
            <text:p>33.9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Grand Cru Vaudésir 2020 Adrien Bess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zn9vyfmhdfer1cg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ésir'</text:p>
          </table:table-cell>
          <table:table-cell office:value-type="string" calcext:value-type="string">
            <text:p>Domaine Adrien Besson</text:p>
          </table:table-cell>
          <table:table-cell office:value-type="float" office:value="50.563408" calcext:value-type="float">
            <text:p>50.563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 2021 Gérard Dupless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4yva99hs4tf6p20c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Gerard Duplessis</text:p>
          </table:table-cell>
          <table:table-cell office:value-type="float" office:value="56.556767" calcext:value-type="float">
            <text:p>56.556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 2018 Gérard Dupless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4yva99hs4tf6p20c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Gerard Duplessis</text:p>
          </table:table-cell>
          <table:table-cell office:value-type="float" office:value="56.556767" calcext:value-type="float">
            <text:p>56.556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blis Premier Cru Cóte de Léchet 2022 Thierry Laffa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n4g5xw5p0ffd4jgj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Côte de Lechet'</text:p>
          </table:table-cell>
          <table:table-cell office:value-type="string" calcext:value-type="string">
            <text:p>Thierry Laffay</text:p>
          </table:table-cell>
          <table:table-cell office:value-type="float" office:value="56.13365" calcext:value-type="float">
            <text:p>56.13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áteauneuf-du-Pape Les Cailloux 2021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wnyecwhbkskdbbeys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Cailloux Châteauneuf-du-Pape Blanc</text:p>
          </table:table-cell>
          <table:table-cell office:value-type="string" calcext:value-type="string">
            <text:p>André Brunel</text:p>
          </table:table-cell>
          <table:table-cell office:value-type="float" office:value="52.339462" calcext:value-type="float">
            <text:p>52.33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Bordeaux Blanc Grand Cru 2019 Malartic Lagraviere Bordeau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90sgaj93k2cqhr0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rdeaux Blanc</text:p>
          </table:table-cell>
          <table:table-cell office:value-type="string" calcext:value-type="string">
            <text:p>Amelia Bordeaux</text:p>
          </table:table-cell>
          <table:table-cell office:value-type="float" office:value="52.104904" calcext:value-type="float">
            <text:p>52.104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Les Graviers 2019 Tissot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9rttx5020anwycjz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Sabots d'Helene Mâcon-Chardonnay</text:p>
          </table:table-cell>
          <table:table-cell office:value-type="string" calcext:value-type="string">
            <text:p>Les Cadoles de Chardonnay</text:p>
          </table:table-cell>
          <table:table-cell office:value-type="float" office:value="27.514763" calcext:value-type="float">
            <text:p>27.514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hardonnay Vieilles Vignes Arbois 2020 Amelie Guillot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tz8cmdzz9ycdj3cz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Chardonnay Arbois</text:p>
          </table:table-cell>
          <table:table-cell office:value-type="string" calcext:value-type="string">
            <text:p>Amelie Guillot</text:p>
          </table:table-cell>
          <table:table-cell office:value-type="float" office:value="54.624413" calcext:value-type="float">
            <text:p>54.624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vagnin L'Etoile 2019 Domaine de Montbourgeau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rdfswd7xfqgg0sn2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agnin L'Étoile</text:p>
          </table:table-cell>
          <table:table-cell office:value-type="string" calcext:value-type="string">
            <text:p>Domaine de Montbourgeau</text:p>
          </table:table-cell>
          <table:table-cell office:value-type="float" office:value="50.393646" calcext:value-type="float">
            <text:p>50.393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vagnin L'Etoile 2018 Domaine de Montbourgeau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rdfswd7xfqgg0sn2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agnin L'Étoile</text:p>
          </table:table-cell>
          <table:table-cell office:value-type="string" calcext:value-type="string">
            <text:p>Domaine de Montbourgeau</text:p>
          </table:table-cell>
          <table:table-cell office:value-type="float" office:value="50.393646" calcext:value-type="float">
            <text:p>50.393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ourgogne Aligolé Antichtone 2021 Benoit Ent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rjsm45b4nzm7690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 "Antichtone"</text:p>
          </table:table-cell>
          <table:table-cell office:value-type="string" calcext:value-type="string">
            <text:p>Benoît Ente</text:p>
          </table:table-cell>
          <table:table-cell office:value-type="float" office:value="56.809982" calcext:value-type="float">
            <text:p>56.809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ourgogne Blanc 2021 Benoit Ent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2gjqf1tb707f1v2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Benoît Ente</text:p>
          </table:table-cell>
          <table:table-cell office:value-type="float" office:value="39.90249" calcext:value-type="float">
            <text:p>39.90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uvée (Macabeu/Grenache Blanc) 2020 Gauby Cótes Catalane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vhwm4hbtwse1c8tx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asse Blanc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5.32692" calcext:value-type="float">
            <text:p>35.32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enage Blanc Lou Bragalou 2022 Flo Bu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41a7ygxnrp3cncf1t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sch Olino</text:p>
          </table:table-cell>
          <table:table-cell office:value-type="string" calcext:value-type="string">
            <text:p>Weingut Bosch</text:p>
          </table:table-cell>
          <table:table-cell office:value-type="float" office:value="22.58493" calcext:value-type="float">
            <text:p>22.58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t. Magdalener Malanders 2023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3n8r40k0037vrj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 office:value-type="float" office:value="54.640907" calcext:value-type="float">
            <text:p>54.640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Vernatsch Upupa Rot 2019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51.06208" calcext:value-type="float">
            <text:p>51.0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Vernatsch Arena 2018 Oberstein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25pnzwr52603arj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Weingut Oberstein</text:p>
          </table:table-cell>
          <table:table-cell office:value-type="float" office:value="36.28001" calcext:value-type="float">
            <text:p>36.28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Vernatsch Mediaevum 2021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88qdw8ycweav41n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aevum Vernatsch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9.06877" calcext:value-type="float">
            <text:p>49.068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iserva Matan 2020 Pfitscher Mont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1.479008" calcext:value-type="float">
            <text:p>41.479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 2020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gr0k98y78rggb3b5spq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</text:p>
          </table:table-cell>
          <table:table-cell office:value-type="string" calcext:value-type="string">
            <text:p>Weingut Abraham</text:p>
          </table:table-cell>
          <table:table-cell office:value-type="float" office:value="49.626007" calcext:value-type="float">
            <text:p>49.626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Mason di Mason 2018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1.93383" calcext:value-type="float">
            <text:p>41.93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iserva 2017 Schloss Englar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fe5xvnmde167tj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39.29029" calcext:value-type="float">
            <text:p>39.29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Marith 2023 Kornell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ncahyxces2qf6h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ith Blauburgunder</text:p>
          </table:table-cell>
          <table:table-cell office:value-type="string" calcext:value-type="string">
            <text:p>Kornell</text:p>
          </table:table-cell>
          <table:table-cell office:value-type="float" office:value="44.637836" calcext:value-type="float">
            <text:p>44.63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Noir 2007 Doná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5rk7a80zrkkerg6k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Donà Noir</text:p>
          </table:table-cell>
          <table:table-cell office:value-type="string" calcext:value-type="string">
            <text:p>Hartmann Donà</text:p>
          </table:table-cell>
          <table:table-cell office:value-type="float" office:value="24.750622" calcext:value-type="float">
            <text:p>24.750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Pigeno 2021 Strob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44.188896" calcext:value-type="float">
            <text:p>44.188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eneussance 2019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get8dmbvd77ajgnj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0.682722" calcext:value-type="float">
            <text:p>30.682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Riserva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33.35624" calcext:value-type="float">
            <text:p>33.3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Riserva Staffes 2020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3.345943" calcext:value-type="float">
            <text:p>43.3459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Brenntal 2017 Kellerei Kurtats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3jqyte3xnm7ksf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12238" calcext:value-type="float">
            <text:p>36.12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Porphyr 2020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49852" calcext:value-type="float">
            <text:p>57.49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2022 Fateni Salurnis Salu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p33xf2gcrtwq0tecw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alurnis</text:p>
          </table:table-cell>
          <table:table-cell office:value-type="float" office:value="43.80198" calcext:value-type="float">
            <text:p>43.8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Riserva Taber 2020 Kellerei Bo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7.27826" calcext:value-type="float">
            <text:p>47.27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Riserva 2021 Franz Gojer Karn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Franz Gojer – Glögglhof</text:p>
          </table:table-cell>
          <table:table-cell office:value-type="float" office:value="43.46739" calcext:value-type="float">
            <text:p>43.46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Anticus Riserva (M/CS) 2019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267647" calcext:value-type="float">
            <text:p>52.2676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Anticus Riserva (M/CS) 2018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267647" calcext:value-type="float">
            <text:p>52.2676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Staffelfeld (CS/M) 2019 Baron Widmann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4.59281" calcext:value-type="float">
            <text:p>44.59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Iugum (M/CS) 2017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7.728733" calcext:value-type="float">
            <text:p>37.728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Iugum (M/CS) 2015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7.728733" calcext:value-type="float">
            <text:p>37.728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Zeder (M/CS/L) 2021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19628b930zb0hn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der</text:p>
          </table:table-cell>
          <table:table-cell office:value-type="string" calcext:value-type="string">
            <text:p>Kornell</text:p>
          </table:table-cell>
          <table:table-cell office:value-type="float" office:value="40.577297" calcext:value-type="float">
            <text:p>40.577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Hexagon (CS/M/CF/S/PV)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4qs0tdg1e56bfctkfxp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HX</text:p>
          </table:table-cell>
          <table:table-cell office:value-type="string" calcext:value-type="string">
            <text:p>Pitzner</text:p>
          </table:table-cell>
          <table:table-cell office:value-type="float" office:value="43.592663" calcext:value-type="float">
            <text:p>43.592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Mauritius (L/M) 2020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486717" calcext:value-type="float">
            <text:p>36.486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Cassiano (M/CF/T/CS/PV/SY) 2021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1.69553" calcext:value-type="float">
            <text:p>41.69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fränkisch Leithaberg 2017 Heinrich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4eva648qpb44f6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ithaberg</text:p>
          </table:table-cell>
          <table:table-cell office:value-type="string" calcext:value-type="string">
            <text:p>Heinrich</text:p>
          </table:table-cell>
          <table:table-cell office:value-type="float" office:value="37.936573" calcext:value-type="float">
            <text:p>37.936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Mönchhof 2012 Pöckl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3egpb822weaqndxc55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ndesweingut Burgenland</text:p>
          </table:table-cell>
          <table:table-cell office:value-type="float" office:value="27.721445" calcext:value-type="float">
            <text:p>27.721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Z/M/CS) Admiral 2015 Pöckl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capvjpqs6tw8g96ce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Weingut Pöckl</text:p>
          </table:table-cell>
          <table:table-cell office:value-type="float" office:value="37.092148" calcext:value-type="float">
            <text:p>37.092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Tempranillo Reserva 2009 Vina Tondonia Rioja, Spa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yy66bwtx0h80feb9g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ección Tempranillos Tempranillo</text:p>
          </table:table-cell>
          <table:table-cell office:value-type="string" calcext:value-type="string">
            <text:p>Rioja Vega</text:p>
          </table:table-cell>
          <table:table-cell office:value-type="float" office:value="29.134947" calcext:value-type="float">
            <text:p>29.1349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iraz Kalimna Bin 28 2017 Penfolds, Austra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nh4ynj2qd1y74xg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n 28 Shiraz</text:p>
          </table:table-cell>
          <table:table-cell office:value-type="string" calcext:value-type="string">
            <text:p>Penfolds</text:p>
          </table:table-cell>
          <table:table-cell office:value-type="float" office:value="43.84331" calcext:value-type="float">
            <text:p>43.84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inot Noir Ocean Eight 2014 Mike Aylward, Austra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bvdjvwgbxc6dmbpkr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ylward Pinot Noir</text:p>
          </table:table-cell>
          <table:table-cell office:value-type="string" calcext:value-type="string">
            <text:p>Ocean Eight</text:p>
          </table:table-cell>
          <table:table-cell office:value-type="float" office:value="58.242508" calcext:value-type="float">
            <text:p>58.242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Zinfandel Founders Estate 2018 Beringer, Kalifor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tg6ddt5b4zpfnzs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infandel Founders' Estate</text:p>
          </table:table-cell>
          <table:table-cell office:value-type="string" calcext:value-type="string">
            <text:p>Beringer</text:p>
          </table:table-cell>
          <table:table-cell office:value-type="float" office:value="42.569992" calcext:value-type="float">
            <text:p>42.5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onte Bello (CS) 2018 Ridge, Kalifor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9z4e1n3fw0y1mfr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 Bello</text:p>
          </table:table-cell>
          <table:table-cell office:value-type="string" calcext:value-type="string">
            <text:p>Ridge Vineyards</text:p>
          </table:table-cell>
          <table:table-cell office:value-type="float" office:value="29.732775" calcext:value-type="float">
            <text:p>29.7327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S/CS/CF) The Echo of G. 2014 Südafrik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pjat85g7x7gtcq1tr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b-Echo Falls Malbec</text:p>
          </table:table-cell>
          <table:table-cell office:value-type="string" calcext:value-type="string">
            <text:p>Echo Falls</text:p>
          </table:table-cell>
          <table:table-cell office:value-type="float" office:value="30.007313" calcext:value-type="float">
            <text:p>30.007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abernet Savignon Estate 2018 Ridge, Kalifor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s8qefd9nma852jk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éservée Cabernet Sauvignon</text:p>
          </table:table-cell>
          <table:table-cell office:value-type="string" calcext:value-type="string">
            <text:p>Cavignon</text:p>
          </table:table-cell>
          <table:table-cell office:value-type="float" office:value="29.276716" calcext:value-type="float">
            <text:p>29.276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JJ 2020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edpya4b7wf0h0h6t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hrweiler Spätburgunder</text:p>
          </table:table-cell>
          <table:table-cell office:value-type="string" calcext:value-type="string">
            <text:p>J.J. Adeneuer</text:p>
          </table:table-cell>
          <table:table-cell office:value-type="float" office:value="27.267263" calcext:value-type="float">
            <text:p>27.267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Kräuterberg GG 2018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a9gnwb7ndtkhavkw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nnenberg Frühburgunder GG</text:p>
          </table:table-cell>
          <table:table-cell office:value-type="string" calcext:value-type="string">
            <text:p>J.J. Adeneuer</text:p>
          </table:table-cell>
          <table:table-cell office:value-type="float" office:value="29.085232" calcext:value-type="float">
            <text:p>29.085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Gärkammer GG 2020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a9gnwb7ndtkhavkw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nnenberg Frühburgunder GG</text:p>
          </table:table-cell>
          <table:table-cell office:value-type="string" calcext:value-type="string">
            <text:p>J.J. Adeneuer</text:p>
          </table:table-cell>
          <table:table-cell office:value-type="float" office:value="29.085232" calcext:value-type="float">
            <text:p>29.085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Tradition 2021 Künstler Rheing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m9qbttyngbx06ey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Tradition</text:p>
          </table:table-cell>
          <table:table-cell office:value-type="string" calcext:value-type="string">
            <text:p>Künstler</text:p>
          </table:table-cell>
          <table:table-cell office:value-type="float" office:value="35.633858" calcext:value-type="float">
            <text:p>35.6338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Eichberg Große Lage 2017 Kell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8bnghpc9jkdvhy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chberg Spätburgunder GG</text:p>
          </table:table-cell>
          <table:table-cell office:value-type="string" calcext:value-type="string">
            <text:p>Franz Keller</text:p>
          </table:table-cell>
          <table:table-cell office:value-type="float" office:value="27.963362" calcext:value-type="float">
            <text:p>27.963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 Alte Reben 2021 Bernhard Hub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nszxzmm8eqpz3q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terdinger Alte Reben Spätburgunder</text:p>
          </table:table-cell>
          <table:table-cell office:value-type="string" calcext:value-type="string">
            <text:p>Bernhard Huber</text:p>
          </table:table-cell>
          <table:table-cell office:value-type="float" office:value="52.64037" calcext:value-type="float">
            <text:p>52.64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Jaspis Alte Reben 2013 Ziereisen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da75njwfxtes61mqxnzn0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er Spätburgunder</text:p>
          </table:table-cell>
          <table:table-cell office:value-type="string" calcext:value-type="string">
            <text:p>Ziereisen</text:p>
          </table:table-cell>
          <table:table-cell office:value-type="float" office:value="32.49974" calcext:value-type="float">
            <text:p>32.49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Bürgstadter 2019 Fürst Fran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642p76fd7t6cy8q1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ürgstadter Spätburgunder</text:p>
          </table:table-cell>
          <table:table-cell office:value-type="string" calcext:value-type="string">
            <text:p>Rudolf Fürst</text:p>
          </table:table-cell>
          <table:table-cell office:value-type="float" office:value="35.54452" calcext:value-type="float">
            <text:p>35.54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pätburgunder Bürgstadter 2017 Fürst Fran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642p76fd7t6cy8q1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ürgstadter Spätburgunder</text:p>
          </table:table-cell>
          <table:table-cell office:value-type="string" calcext:value-type="string">
            <text:p>Rudolf Fürst</text:p>
          </table:table-cell>
          <table:table-cell office:value-type="float" office:value="35.54452" calcext:value-type="float">
            <text:p>35.54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yrah Däublin 2019 Ziereisen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4wwsjdx1aqjv8tvjg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Dublin Ranch</text:p>
          </table:table-cell>
          <table:table-cell office:value-type="float" office:value="26.599693" calcext:value-type="float">
            <text:p>26.599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Teroldego Granato 2018 Foradori Trentin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6.7759" calcext:value-type="float">
            <text:p>46.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Amarone Ca' Coato 2017 Antolini Valpoli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47922s6s3r1611m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' Coato Amarone della Valpolicella Classico</text:p>
          </table:table-cell>
          <table:table-cell office:value-type="string" calcext:value-type="string">
            <text:p>Antolini</text:p>
          </table:table-cell>
          <table:table-cell office:value-type="float" office:value="46.91026" calcext:value-type="float">
            <text:p>46.910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baresco Montestefano 2014 Rivell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apd55qwnd8bnh44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stefano Barbaresco</text:p>
          </table:table-cell>
          <table:table-cell office:value-type="string" calcext:value-type="string">
            <text:p>Rivella Serafino</text:p>
          </table:table-cell>
          <table:table-cell office:value-type="float" office:value="45.539505" calcext:value-type="float">
            <text:p>45.539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baresco Vigneto Starderi 2010 La Spinett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r8x6xkcszst5x4e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ürsù Starderi</text:p>
          </table:table-cell>
          <table:table-cell office:value-type="string" calcext:value-type="string">
            <text:p>La Spinetta</text:p>
          </table:table-cell>
          <table:table-cell office:value-type="float" office:value="45.904827" calcext:value-type="float">
            <text:p>45.904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baresco Ronchi 2020 Albino Rocc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9vs38cdsxgkcay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</text:p>
          </table:table-cell>
          <table:table-cell office:value-type="string" calcext:value-type="string">
            <text:p>Albino Rocca</text:p>
          </table:table-cell>
          <table:table-cell office:value-type="float" office:value="45.059357" calcext:value-type="float">
            <text:p>45.059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baresco Ronchi Riserva 2016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 Riserva</text:p>
          </table:table-cell>
          <table:table-cell office:value-type="string" calcext:value-type="string">
            <text:p>Albino Rocca</text:p>
          </table:table-cell>
          <table:table-cell office:value-type="float" office:value="49.219246" calcext:value-type="float">
            <text:p>49.219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baresco Ronchi Riserva 2019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 Riserva</text:p>
          </table:table-cell>
          <table:table-cell office:value-type="string" calcext:value-type="string">
            <text:p>Albino Rocca</text:p>
          </table:table-cell>
          <table:table-cell office:value-type="float" office:value="49.219246" calcext:value-type="float">
            <text:p>49.219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baresco 2014 Angelo Gaj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3484" calcext:value-type="float">
            <text:p>33.9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Grumello Valtellina Superiore 2019 I Vitari Valtelli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w1qwzg74pb4c0ks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 Riserva Grumello</text:p>
          </table:table-cell>
          <table:table-cell office:value-type="string" calcext:value-type="string">
            <text:p>I Vitari</text:p>
          </table:table-cell>
          <table:table-cell office:value-type="float" office:value="37.769855" calcext:value-type="float">
            <text:p>37.769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Grumello Valtellina Superiore 2021 I Vitari Valtelli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w1qwzg74pb4c0ks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 Riserva Grumello</text:p>
          </table:table-cell>
          <table:table-cell office:value-type="string" calcext:value-type="string">
            <text:p>I Vitari</text:p>
          </table:table-cell>
          <table:table-cell office:value-type="float" office:value="37.769855" calcext:value-type="float">
            <text:p>37.769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osso di Valtellina 2020 I Vitari Valtell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der21zx31vn4wwn1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Duca di Montechioccioli</text:p>
          </table:table-cell>
          <table:table-cell office:value-type="string" calcext:value-type="string">
            <text:p>Fattoria Valtellina</text:p>
          </table:table-cell>
          <table:table-cell office:value-type="float" office:value="55.92277" calcext:value-type="float">
            <text:p>55.92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Sassella Riserva 2018 Clos Convento San Lorenzo Valtell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n26s9gp6eqf2cft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Convento San Lorenzo Sassella Riserva</text:p>
          </table:table-cell>
          <table:table-cell office:value-type="string" calcext:value-type="string">
            <text:p>Convento San Lorenzo</text:p>
          </table:table-cell>
          <table:table-cell office:value-type="float" office:value="69.61603" calcext:value-type="float">
            <text:p>69.61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2022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d40kwyg05gbgex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Rocca</text:p>
          </table:table-cell>
          <table:table-cell office:value-type="string" calcext:value-type="string">
            <text:p>Albino Rocca</text:p>
          </table:table-cell>
          <table:table-cell office:value-type="float" office:value="42.473988" calcext:value-type="float">
            <text:p>42.473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2021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d40kwyg05gbgex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Rocca</text:p>
          </table:table-cell>
          <table:table-cell office:value-type="string" calcext:value-type="string">
            <text:p>Albino Rocca</text:p>
          </table:table-cell>
          <table:table-cell office:value-type="float" office:value="42.473988" calcext:value-type="float">
            <text:p>42.473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Gattinara 2020 Travaglini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wjgcss9qwt3q80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Travaglini</text:p>
          </table:table-cell>
          <table:table-cell office:value-type="float" office:value="45.35174" calcext:value-type="float">
            <text:p>45.35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d'Alba Anphora 2021 Rév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55hzyzvm3q29kdn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Amphora</text:p>
          </table:table-cell>
          <table:table-cell office:value-type="string" calcext:value-type="string">
            <text:p>Réva</text:p>
          </table:table-cell>
          <table:table-cell office:value-type="float" office:value="42.96579" calcext:value-type="float">
            <text:p>42.96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2009 Ciabot Mentin Domenico Cleric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x1pd68wsczr6dx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58.088078" calcext:value-type="float">
            <text:p>58.088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ebbiolo Lessona 2018 Proprietá Sperin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98pdr2jkf1z6h88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</text:p>
          </table:table-cell>
          <table:table-cell office:value-type="string" calcext:value-type="string">
            <text:p>Proprieta Sperino</text:p>
          </table:table-cell>
          <table:table-cell office:value-type="float" office:value="65.514854" calcext:value-type="float">
            <text:p>65.514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olo Conteisa 2015 Gaj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cr6xzdrpj8vew8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teisa</text:p>
          </table:table-cell>
          <table:table-cell office:value-type="string" calcext:value-type="string">
            <text:p>Gaja</text:p>
          </table:table-cell>
          <table:table-cell office:value-type="float" office:value="42.37905" calcext:value-type="float">
            <text:p>42.379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arolo Ravera 2019 Revá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1.711983" calcext:value-type="float">
            <text:p>41.711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nghe Virtus (Barbera/CS) 2011 Marchesi di Gresy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e81pgbp99wkvwd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Virtus Rosso</text:p>
          </table:table-cell>
          <table:table-cell office:value-type="string" calcext:value-type="string">
            <text:p>Marchesi di Gresy</text:p>
          </table:table-cell>
          <table:table-cell office:value-type="float" office:value="49.32615" calcext:value-type="float">
            <text:p>49.326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ontepulciano Riserva Illuminati 2001 Zanna Abruzze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1qg4bhv387yd3waf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 Zanna</text:p>
          </table:table-cell>
          <table:table-cell office:value-type="string" calcext:value-type="string">
            <text:p>Illuminati</text:p>
          </table:table-cell>
          <table:table-cell office:value-type="float" office:value="44.762733" calcext:value-type="float">
            <text:p>44.762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ontefalco Sagrantino Bio 2017 Di Filippo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0htpkkja1xsmfy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</text:p>
          </table:table-cell>
          <table:table-cell office:value-type="string" calcext:value-type="string">
            <text:p>Di Filippo</text:p>
          </table:table-cell>
          <table:table-cell office:value-type="float" office:value="43.504204" calcext:value-type="float">
            <text:p>43.504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aleo CF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x9qg5qmqm60xmmh4deh2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Macchiole</text:p>
          </table:table-cell>
          <table:table-cell office:value-type="string" calcext:value-type="string">
            <text:p>Le Macchiole</text:p>
          </table:table-cell>
          <table:table-cell office:value-type="float" office:value="53.551964" calcext:value-type="float">
            <text:p>53.551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crio Syrah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x9qg5qmqm60xmmh4deh2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Macchiole</text:p>
          </table:table-cell>
          <table:table-cell office:value-type="string" calcext:value-type="string">
            <text:p>Le Macchiole</text:p>
          </table:table-cell>
          <table:table-cell office:value-type="float" office:value="53.551964" calcext:value-type="float">
            <text:p>53.551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ssorio Merlot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x9qg5qmqm60xmmh4deh2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Macchiole</text:p>
          </table:table-cell>
          <table:table-cell office:value-type="string" calcext:value-type="string">
            <text:p>Le Macchiole</text:p>
          </table:table-cell>
          <table:table-cell office:value-type="float" office:value="53.551964" calcext:value-type="float">
            <text:p>53.551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inot Noir 2020 Podere della Civettaja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dg5jnsq4c0k9caa4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Podere della Civettaja</text:p>
          </table:table-cell>
          <table:table-cell office:value-type="float" office:value="49.63246" calcext:value-type="float">
            <text:p>49.63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osso di Montalcino 2019 Il Coll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9sj11b2gps89mxk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Il Colle</text:p>
          </table:table-cell>
          <table:table-cell office:value-type="float" office:value="40.513138" calcext:value-type="float">
            <text:p>40.513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 Il Colle Tosc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1.497635" calcext:value-type="float">
            <text:p>41.497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6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5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 Lupi e Sirene 2016 Podere le Ripi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c6gt4qe84vt0bc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pi e Sirene</text:p>
          </table:table-cell>
          <table:table-cell office:value-type="string" calcext:value-type="string">
            <text:p>Podere le Ripi</text:p>
          </table:table-cell>
          <table:table-cell office:value-type="float" office:value="59.213364" calcext:value-type="float">
            <text:p>59.213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4 Il Paradiso di Manfredi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sahzfkv8pft8yj3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Il Paradiso di Manfredi</text:p>
          </table:table-cell>
          <table:table-cell office:value-type="float" office:value="62.380928" calcext:value-type="float">
            <text:p>62.380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hianti Classico 2020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43.460484" calcext:value-type="float">
            <text:p>43.460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hianti Classico 2019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43.460484" calcext:value-type="float">
            <text:p>43.460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hianti Classico 2021 Boundonn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byywcyz09qk15zf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Buondonno</text:p>
          </table:table-cell>
          <table:table-cell office:value-type="float" office:value="39.094208" calcext:value-type="float">
            <text:p>39.094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CF/CS) Poggio alle Nane 2020 Le Mortell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 Maremma Toscana</text:p>
          </table:table-cell>
          <table:table-cell office:value-type="string" calcext:value-type="string">
            <text:p>Le Mortelle</text:p>
          </table:table-cell>
          <table:table-cell office:value-type="float" office:value="51.037807" calcext:value-type="float">
            <text:p>51.0378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(CS/S) Villa Conversino 2020 Di Filippo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n6ywqncew24rab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Conversino Umbria Rosso</text:p>
          </table:table-cell>
          <table:table-cell office:value-type="string" calcext:value-type="string">
            <text:p>Di Filippo</text:p>
          </table:table-cell>
          <table:table-cell office:value-type="float" office:value="46.815357" calcext:value-type="float">
            <text:p>46.815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Nerello Mascalese/ Grenache) Tartaraci 2020 Buscemi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dfamv50kqyz2f1sc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ero Cuvée Classica</text:p>
          </table:table-cell>
          <table:table-cell office:value-type="string" calcext:value-type="string">
            <text:p>Gaspare Buscemi</text:p>
          </table:table-cell>
          <table:table-cell office:value-type="float" office:value="26.967142" calcext:value-type="float">
            <text:p>26.967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Nerello Mascalese/ Grenache) Tartaraci 2019 Buscemi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dfamv50kqyz2f1sc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ero Cuvée Classica</text:p>
          </table:table-cell>
          <table:table-cell office:value-type="string" calcext:value-type="string">
            <text:p>Gaspare Buscemi</text:p>
          </table:table-cell>
          <table:table-cell office:value-type="float" office:value="26.967142" calcext:value-type="float">
            <text:p>26.967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CS/CF/M) Dott. Palazzolo 2021 Ronco del Gnemiz Friau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5ygf91b7gsktr69s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</text:p>
          </table:table-cell>
          <table:table-cell office:value-type="string" calcext:value-type="string">
            <text:p>Ronco del Gnemiz</text:p>
          </table:table-cell>
          <table:table-cell office:value-type="float" office:value="62.365444" calcext:value-type="float">
            <text:p>62.365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CS/CF/M) Dott. Palazzolo 2020 Ronco del Gnemiz Friau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5ygf91b7gsktr69s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</text:p>
          </table:table-cell>
          <table:table-cell office:value-type="string" calcext:value-type="string">
            <text:p>Ronco del Gnemiz</text:p>
          </table:table-cell>
          <table:table-cell office:value-type="float" office:value="62.365444" calcext:value-type="float">
            <text:p>62.365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SY/M/S) Colline Lucchesi 2021 Palistorti Di Valgian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9nb24p6yefrrrpzp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Colline Lucchesi</text:p>
          </table:table-cell>
          <table:table-cell office:value-type="string" calcext:value-type="string">
            <text:p>Tenuta di Valgiano</text:p>
          </table:table-cell>
          <table:table-cell office:value-type="float" office:value="56.349133" calcext:value-type="float">
            <text:p>56.349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(CF/M) Il Randaglio 2021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3rabe304rt1crh6g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Randagio</text:p>
          </table:table-cell>
          <table:table-cell office:value-type="string" calcext:value-type="string">
            <text:p>Tenuta di Carleone</text:p>
          </table:table-cell>
          <table:table-cell office:value-type="float" office:value="51.67408" calcext:value-type="float">
            <text:p>51.67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Con't Ugo 2021 Guadi al Tasso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2.62021" calcext:value-type="float">
            <text:p>52.620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ourgogne Passetoutgrain 2022 Forey Pére &amp;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33asvkk8y4g6ttyy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ssetoutgrain Bourgogne</text:p>
          </table:table-cell>
          <table:table-cell office:value-type="string" calcext:value-type="string">
            <text:p>Domaine Forey Père &amp; Fils</text:p>
          </table:table-cell>
          <table:table-cell office:value-type="float" office:value="42.96739" calcext:value-type="float">
            <text:p>42.96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Gevrey Chambertin Petite Chapelle 2021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7c3spsmet6fnmv02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Monopole</text:p>
          </table:table-cell>
          <table:table-cell office:value-type="string" calcext:value-type="string">
            <text:p>Château de Gevrey Chambertin</text:p>
          </table:table-cell>
          <table:table-cell office:value-type="float" office:value="49.77876" calcext:value-type="float">
            <text:p>49.77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Fixin Vieilles Vignes 2021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30.985838" calcext:value-type="float">
            <text:p>30.985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Fixin Vieilles Vignes 2020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30.985838" calcext:value-type="float">
            <text:p>30.985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avigny-lés-Beaune Pinot Noir Vieilles Vignes 2018 Marech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6n5tcqz157sgx13t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Marechal Caillot</text:p>
          </table:table-cell>
          <table:table-cell office:value-type="float" office:value="36.03019" calcext:value-type="float">
            <text:p>36.03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eaune 1er Cru Les Bressandes 2022 Berthelem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ngkzyeb4nf741rve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une 1er Cru 'Les Bressandes'</text:p>
          </table:table-cell>
          <table:table-cell office:value-type="string" calcext:value-type="string">
            <text:p>Domaine Berthelemot</text:p>
          </table:table-cell>
          <table:table-cell office:value-type="float" office:value="43.475994" calcext:value-type="float">
            <text:p>43.475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hambolle Musigny Pinot Noir 2019 Amiot Serve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n2x8wres2aw13ed3z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 Bio</text:p>
          </table:table-cell>
          <table:table-cell office:value-type="string" calcext:value-type="string">
            <text:p>Amiot-Servelle</text:p>
          </table:table-cell>
          <table:table-cell office:value-type="float" office:value="56.234047" calcext:value-type="float">
            <text:p>56.234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Rues de Chaux 2021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js1v9eedd0ntwczyv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Premier Cru Les Rues de Chaux</text:p>
          </table:table-cell>
          <table:table-cell office:value-type="string" calcext:value-type="string">
            <text:p>Georges Chicotot</text:p>
          </table:table-cell>
          <table:table-cell office:value-type="float" office:value="58.066242" calcext:value-type="float">
            <text:p>58.066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Saint Georges 2021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kdcv043xfs5knsgq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Georges Chicotot</text:p>
          </table:table-cell>
          <table:table-cell office:value-type="float" office:value="75.26545" calcext:value-type="float">
            <text:p>75.26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Saint Georges 2020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kdcv043xfs5knsgq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Georges Chicotot</text:p>
          </table:table-cell>
          <table:table-cell office:value-type="float" office:value="75.26545" calcext:value-type="float">
            <text:p>75.26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Aux Thorey 2021 Pierre Bri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hftsegek5h5t2jvn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tes-Côtes de Nuits Rouge</text:p>
          </table:table-cell>
          <table:table-cell office:value-type="string" calcext:value-type="string">
            <text:p>Pinot Noar</text:p>
          </table:table-cell>
          <table:table-cell office:value-type="float" office:value="37.260376" calcext:value-type="float">
            <text:p>37.26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ommard 2022 Jean-Marc-Bo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8x2k64b7bz6z99s5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''''Les Jarollieres''''</text:p>
          </table:table-cell>
          <table:table-cell office:value-type="string" calcext:value-type="string">
            <text:p>Jean Boillot &amp; Fils</text:p>
          </table:table-cell>
          <table:table-cell office:value-type="float" office:value="29.650923" calcext:value-type="float">
            <text:p>29.6509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rozes-Hermitage Syrah 2021 Yann Chav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mwbk2b2zv74pnbh1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</text:p>
          </table:table-cell>
          <table:table-cell office:value-type="string" calcext:value-type="string">
            <text:p>Yann Chave</text:p>
          </table:table-cell>
          <table:table-cell office:value-type="float" office:value="44.72027" calcext:value-type="float">
            <text:p>44.72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Hermitage Syrah 2021 Yann Cha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mwbk2b2zv74pnbh1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</text:p>
          </table:table-cell>
          <table:table-cell office:value-type="string" calcext:value-type="string">
            <text:p>Yann Chave</text:p>
          </table:table-cell>
          <table:table-cell office:value-type="float" office:value="36.299126" calcext:value-type="float">
            <text:p>36.299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háteauneuf-de-Pape Cuvée Centenaire 2015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nx7g5van1ke4ky5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ailloux Cuvée Centenaire Châteauneuf-du-Pape</text:p>
          </table:table-cell>
          <table:table-cell office:value-type="string" calcext:value-type="string">
            <text:p>André Brunel</text:p>
          </table:table-cell>
          <table:table-cell office:value-type="float" office:value="48.55059" calcext:value-type="float">
            <text:p>48.55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háteauneuf-de-Pape Les Cailloux 2019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gba3rgy1shwxykb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ailloux Châteauneuf-du-Pape</text:p>
          </table:table-cell>
          <table:table-cell office:value-type="string" calcext:value-type="string">
            <text:p>André Brunel</text:p>
          </table:table-cell>
          <table:table-cell office:value-type="float" office:value="52.254517" calcext:value-type="float">
            <text:p>52.254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ée Vieilles Vignes (SY/G/Mouv.) 2020 Domaine Gauby Roussi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6tqmk48w4pcmw0jv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du Roussillon Villages</text:p>
          </table:table-cell>
          <table:table-cell office:value-type="string" calcext:value-type="string">
            <text:p>Domaine Gauby</text:p>
          </table:table-cell>
          <table:table-cell office:value-type="float" office:value="39.859608" calcext:value-type="float">
            <text:p>39.859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omerol (CF/M) 2016 Cháteau Cantelauz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y23q96rh54ns9779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 Cantelauza</text:p>
          </table:table-cell>
          <table:table-cell office:value-type="string" calcext:value-type="string">
            <text:p>Château Cantelauze</text:p>
          </table:table-cell>
          <table:table-cell office:value-type="float" office:value="40.976418" calcext:value-type="float">
            <text:p>40.976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avigny-les-Beaune Pinot Noir 1997 Robert Ampeau et Fil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48avws30024qpw6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Robert Ampeau et Fils</text:p>
          </table:table-cell>
          <table:table-cell office:value-type="float" office:value="55.86935" calcext:value-type="float">
            <text:p>55.86935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auburgunder Fateni 2019 Salurn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auburgunder 2021 Schinterhof Barbi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9T22:30:17.937810717</dc:date>
    <meta:editing-duration>PT1M58S</meta:editing-duration>
    <meta:editing-cycles>2</meta:editing-cycles>
    <meta:generator>LibreOffice/7.3.7.2$Linux_X86_64 LibreOffice_project/30$Build-2</meta:generator>
    <meta:document-statistic meta:table-count="2" meta:cell-count="3913" meta:object-count="0"/>
  </office:meta>
</office:document-meta>
</file>